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officeooo:rsid="00720a97" officeooo:paragraph-rsid="00720a97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20a97" officeooo:paragraph-rsid="00720a97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60141" officeooo:paragraph-rsid="0076014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a4fa" officeooo:paragraph-rsid="0074a4f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25cb" officeooo:paragraph-rsid="007a25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673" officeooo:paragraph-rsid="00350284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6fed" officeooo:paragraph-rsid="007a6fe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6fed" officeooo:paragraph-rsid="007a6fe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a6fed" officeooo:paragraph-rsid="007a6fe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7a6fed" officeooo:paragraph-rsid="007a6fed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760141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7a6fed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7a6fed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paragraph-rsid="00350284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paragraph-rsid="0037169c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7169c" officeooo:paragraph-rsid="0037169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8690a" officeooo:paragraph-rsid="0038690a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8690a" officeooo:paragraph-rsid="00701d16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6a1c9c" officeooo:paragraph-rsid="006a1c9c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6d24f0" officeooo:paragraph-rsid="006d24f0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rsid="0041c6db" officeooo:paragraph-rsid="0041c6db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officeooo:rsid="006a1c9c" officeooo:paragraph-rsid="006a1c9c"/>
    </style:style>
    <style:style style:name="P2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37169c"/>
    </style:style>
    <style:style style:name="P2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6d24f0"/>
    </style:style>
    <style:style style:name="P2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6a1c9c"/>
    </style:style>
    <style:style style:name="P2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6d24f0" officeooo:paragraph-rsid="006d24f0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7a6fed" officeooo:paragraph-rsid="007a6f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c6db" style:font-weight-asian="bold" style:font-weight-complex="bold"/>
    </style:style>
    <style:style style:name="T3" style:family="text">
      <style:text-properties fo:font-weight="bold" officeooo:rsid="004f91b9" style:font-weight-asian="bold" style:font-weight-complex="bold"/>
    </style:style>
    <style:style style:name="T4" style:family="text">
      <style:text-properties fo:font-weight="bold" officeooo:rsid="0054a2d0" style:font-weight-asian="bold" style:font-weight-complex="bold"/>
    </style:style>
    <style:style style:name="T5" style:family="text">
      <style:text-properties fo:font-weight="bold" officeooo:rsid="006d24f0" style:font-weight-asian="bold" style:font-weight-complex="bold"/>
    </style:style>
    <style:style style:name="T6" style:family="text">
      <style:text-properties fo:font-weight="bold" officeooo:rsid="006f8a9b" style:font-weight-asian="bold" style:font-weight-complex="bold"/>
    </style:style>
    <style:style style:name="T7" style:family="text">
      <style:text-properties fo:font-weight="bold" officeooo:rsid="00701ab9" style:font-weight-asian="bold" style:font-weight-complex="bold"/>
    </style:style>
    <style:style style:name="T8" style:family="text">
      <style:text-properties officeooo:rsid="0040fe8e"/>
    </style:style>
    <style:style style:name="T9" style:family="text">
      <style:text-properties officeooo:rsid="004e2367"/>
    </style:style>
    <style:style style:name="T10" style:family="text">
      <style:text-properties style:font-name="DejaVu Sans Condensed1"/>
    </style:style>
    <style:style style:name="T11" style:family="text">
      <style:text-properties style:font-name="DejaVu Sans Condensed1" fo:font-weight="bold" style:font-weight-asian="bold" style:font-weight-complex="bold"/>
    </style:style>
    <style:style style:name="T12" style:family="text">
      <style:text-properties style:font-name="DejaVu Sans Condensed1" fo:font-weight="bold" officeooo:rsid="0054a2d0" style:font-weight-asian="bold" style:font-weight-complex="bold"/>
    </style:style>
    <style:style style:name="T13" style:family="text">
      <style:text-properties style:font-name="DejaVu Sans Condensed1" fo:font-weight="bold" officeooo:rsid="00566d49" style:font-weight-asian="bold" style:font-weight-complex="bold"/>
    </style:style>
    <style:style style:name="T14" style:family="text">
      <style:text-properties style:font-name="DejaVu Sans Condensed1" officeooo:rsid="0054a2d0"/>
    </style:style>
    <style:style style:name="T15" style:family="text">
      <style:text-properties style:font-name="DejaVu Sans Condensed1" fo:font-weight="normal" style:font-weight-asian="normal" style:font-weight-complex="normal"/>
    </style:style>
    <style:style style:name="T16" style:family="text">
      <style:text-properties style:font-name="DejaVu Sans Condensed1" fo:font-weight="normal" officeooo:rsid="0054a2d0" style:font-weight-asian="normal" style:font-weight-complex="normal"/>
    </style:style>
    <style:style style:name="T17" style:family="text">
      <style:text-properties style:font-name="DejaVu Sans Condensed1" fo:font-weight="normal" officeooo:rsid="00262c72" style:font-weight-asian="normal" style:font-weight-complex="normal"/>
    </style:style>
    <style:style style:name="T18" style:family="text">
      <style:text-properties style:font-name="DejaVu Sans Condensed1" fo:font-size="12pt" fo:font-weight="bold" officeooo:rsid="00585969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6215f5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055e7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6b7f23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d24f0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423870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4c4451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7a6fed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6d24f0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423870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6a1c9c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6a16ca" style:font-size-asian="12pt" style:font-weight-asian="normal" style:font-size-complex="12pt" style:font-weight-complex="normal"/>
    </style:style>
    <style:style style:name="T35" style:family="text">
      <style:text-properties officeooo:rsid="0054a2d0"/>
    </style:style>
    <style:style style:name="T36" style:family="text">
      <style:text-properties officeooo:rsid="00623ae9"/>
    </style:style>
    <style:style style:name="T37" style:family="text">
      <style:text-properties officeooo:rsid="006d24f0"/>
    </style:style>
    <style:style style:name="T38" style:family="text">
      <style:text-properties officeooo:rsid="006dc025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54a2d0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50284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41c6db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4582dc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7169c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8690a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6a16ca" style:font-size-asian="12pt" style:font-weight-asian="normal" style:font-size-complex="12pt" style:font-weight-complex="normal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50284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41c6db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54a2d0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7169c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8690a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6a16ca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T55" style:family="text">
      <style:text-properties style:font-name="DejaVu Sans Condensed" fo:font-size="12pt" fo:font-weight="normal" style:font-name-asian="DejaVu Sans Condensed" style:font-size-asian="12pt" style:font-weight-asian="normal" style:font-name-complex="DejaVu Sans Condensed" style:font-size-complex="12pt" style:font-weight-complex="normal"/>
    </style:style>
    <style:style style:name="T56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style:font-name="DejaVu Sans Condensed1" fo:font-size="12pt" fo:font-weight="normal" officeooo:rsid="00760141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style:font-name="DejaVu Sans Condensed1" fo:font-size="12pt" fo:font-weight="normal" officeooo:rsid="0077e42a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style:font-name="DejaVu Sans Condensed1" fo:font-size="12pt" fo:font-weight="normal" officeooo:rsid="007a6fed" style:font-size-asian="12pt" style:font-weight-asian="normal" style:font-size-complex="12pt" style:font-weight-complex="normal"/>
    </style:style>
    <style:style style:name="T60" style:family="text">
      <style:text-properties officeooo:rsid="0077e42a"/>
    </style:style>
    <style:style style:name="T61" style:family="text">
      <style:text-properties style:text-line-through-style="solid" style:text-line-through-type="single" style:font-name="DejaVu Sans Condensed1" fo:font-size="12pt" fo:font-weight="normal" style:font-size-asian="12pt" style:font-weight-asian="normal" style:font-size-complex="12pt" style:font-weight-complex="normal"/>
    </style:style>
    <style:style style:name="T62" style:family="text">
      <style:text-properties style:text-line-through-style="solid" style:text-line-through-type="single" style:font-name="DejaVu Sans Condensed1" fo:font-size="12pt" fo:font-weight="normal" officeooo:rsid="006a16ca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4</text:span><text:span text:style-name="T19">0</text:span><text:span text:style-name="T20">1</text:span><text:span text:style-name="T21"> - </text:span><text:span text:style-name="T22">A/</text:span><text:span text:style-name="T23">A</text:span><text:span text:style-name="T22"> </text:span><text:span text:style-name="T24">- Radar </text:span><text:span text:style-name="T25">Info</text:span><text:span text:style-name="T29">, Combat Flaps</text:span></text:p>
      <text:p text:style-name="P2"/>
      <text:p text:style-name="P3">Radar Modes <text:span text:style-name="T9">and general info:</text:span></text:p>
      <text:list xml:id="list1922469202" text:style-name="L1">
        <text:list-item>
          <text:p text:style-name="P4"><text:span text:style-name="T40">R</text:span><text:span text:style-name="T39">adar power knob:</text:span></text:p>
          <text:list>
            <text:list-item>
              <text:p text:style-name="P5">AR -- Off</text:p>
            </text:list-item>
            <text:list-item>
              <text:p text:style-name="P5">V -- Warmup, lights appear after 35 seconds, warmup takes 3 minutes</text:p>
            </text:list-item>
            <text:list-item>
              <text:p text:style-name="P5">EM -- Emit, radar active</text:p>
            </text:list-item>
          </text:list>
        </text:list-item>
        <text:list-item>
          <text:p text:style-name="P6">Radar modes are shown with lights along the top left of the screen:</text:p>
          <text:list>
            <text:list-item>
              <text:p text:style-name="P6">HA -- High altitude, the main search mode.</text:p>
            </text:list-item>
            <text:list-item>
              <text:p text:style-name="P6">IC -- Short pulse</text:p>
            </text:list-item>
            <text:list-item>
              <text:p text:style-name="P14"><text:span text:style-name="T57">TL -- Air-to-air telemetry</text:span><text:span text:style-name="T58"> (target locking??)</text:span></text:p>
            </text:list-item>
            <text:list-item>
              <text:p text:style-name="P6">BZ -- Scanning by area<text:span text:style-name="T60"> (HUD scan?? +/- 20 deg elevation and bearing)</text:span></text:p>
            </text:list-item>
            <text:list-item>
              <text:p text:style-name="P6">TZ -- Air-to-ground Telemetry</text:p>
            </text:list-item>
            <text:list-item>
              <text:p text:style-name="P6">V1 -- Ground Visualization</text:p>
            </text:list-item>
            <text:list-item>
              <text:p text:style-name="P6">V2 -- Ground Visualization</text:p>
            </text:list-item>
            <text:list-item>
              <text:p text:style-name="P6">DC -- Iso-altitude cutout</text:p>
            </text:list-item>
            <text:list-item>
              <text:p text:style-name="P6">PR -- Blind penetration</text:p>
            </text:list-item>
            <text:list-item>
              <text:p text:style-name="P6">AC -- Anti-collision</text:p>
            </text:list-item>
            <text:list-item>
              <text:p text:style-name="P6">DB -- Jammer detection</text:p>
            </text:list-item>
          </text:list>
        </text:list-item>
        <text:list-item>
          <text:p text:style-name="P7">In 4-bar mode, radar does bar 1 (highest) to the right, then bar 3 to the left, then bar 2 to the right, then bar 4 (lowest) to the left. <text:s/>That means if a contact is <text:span text:style-name="T1">shown on a sweep to the right, it's above you</text:span>, and if <text:span text:style-name="T1">shown on a sweep to the left, it's below you</text:span>.</text:p>
        </text:list-item>
        <text:list-item>
          <text:p text:style-name="P8">Dogfight modes:</text:p>
          <text:list>
            <text:list-item>
              <text:p text:style-name="P8"><text:span text:style-name="T1">TL</text:span> -- scans 10 deg square centered on aircraft centerline, 4 nmi max range, auto lock on</text:p>
            </text:list-item>
            <text:list-item>
              <text:p text:style-name="P8"><text:span text:style-name="T1">BZ</text:span> -- scans 20 deg square centered on aircraft centerline, scan area can be moved left and right with TDC ministick, 4 nmi max range, auto lock on</text:p>
            </text:list-item>
          </text:list>
        </text:list-item>
        <text:list-item>
          <text:p text:style-name="P11">Middle Finger Hat controls radar range, elevation, bars, width:</text:p>
          <text:list>
            <text:list-item>
              <text:p text:style-name="P11">Up/Down -- Elevation increase/decrease</text:p>
            </text:list-item>
            <text:list-item>
              <text:p text:style-name="P11">Press -- Toggle elevation vs relative altitude mode</text:p>
            </text:list-item>
            <text:list-item>
              <text:p text:style-name="P11">Left/Right -- Range increase/decrease (NOTE Currently broken, only sets min/max range)</text:p>
            </text:list-item>
            <text:list-item>
              <text:p text:style-name="P15"><text:span text:style-name="T59">Shift-Left/Shift-Right -- Width 60 deg/30 deg</text:span></text:p>
            </text:list-item>
            <text:list-item>
              <text:p text:style-name="P30"><text:span text:style-name="T56">Shift-Up/Shift-Down -- 4 bars/1 bar</text:span></text:p>
            </text:list-item>
          </text:list>
        </text:list-item>
        <text:list-item>
          <text:p text:style-name="P30"><text:span text:style-name="T56">Press Flip-down Trigger to unlock radar target.</text:span></text:p>
        </text:list-item>
        <text:list-item>
          <text:p text:style-name="P30"><text:span text:style-name="T56">Press TDC Ministick press to lock target in STT mode, shift-TDC Ministick press to lock in TWS mode (TWS mode may not be working??)</text:span></text:p>
        </text:list-item>
        <text:list-item>
          <text:p text:style-name="P13"><text:span text:style-name="T34">R</text:span><text:span text:style-name="T30">adar range markings:</text:span></text:p>
          <text:list>
            <text:list-item>
              <text:p text:style-name="P13"><text:span text:style-name="T30">60 nmi -- Marks are 10, 20, 30, 40, 50, 60 nmi</text:span></text:p>
            </text:list-item>
            <text:list-item>
              <text:p text:style-name="P13"><text:span text:style-name="T30">35 nmi -- Marks are 10, 20, 30 nmi</text:span></text:p>
            </text:list-item>
            <text:list-item>
              <text:p text:style-name="P13"><text:span text:style-name="T30">15 nmi -- Marks are 5, 10, 15 nmi</text:span></text:p>
            </text:list-item>
            <text:list-item>
              <text:p text:style-name="P13"><text:span text:style-name="T30">7 nmi -- Marks are 2, 4, 6 nmi</text:span></text:p>
            </text:list-item>
          </text:list>
        </text:list-item>
      </text:list>
      <text:p text:style-name="P9"/>
      <text:p text:style-name="P12">Combat Flaps -- WIP</text:p>
      <text:list xml:id="list2952803714" text:style-name="L2">
        <text:list-item>
          <text:p text:style-name="P10">Enable system with Combat Flaps lever</text:p>
        </text:list-item>
        <text:list-item>
          <text:p text:style-name="P10">Deploy with Combat Flaps button</text:p>
        </text:list-item>
        <text:list-item>
          <text:p text:style-name="P16"><text:span text:style-name="T59">Combat Flaps normal max speed 300 kts / Mach 0.75 (limit 335 kts / Mach 0.85), never exceed Mach 0.90.</text:span></text:p>
        </text:list-item>
        <text:list-item>
          <text:p text:style-name="P10">When combat flaps are extended, V CBT light on upper left of instrument panel lights up?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6T12:15:52.803000000</dc:date>
    <meta:editing-duration>PT19H4M35S</meta:editing-duration>
    <meta:editing-cycles>8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0" meta:word-count="416" meta:character-count="2081" meta:non-whitespace-character-count="1741"/>
  </office:meta>
</office:document-meta>
</file>